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var(--font-sofia)" style:font-family-asian="var(--font-sofia)" style:font-family-complex="var(--font-sofia)" fo:background-color="transparent" style:use-window-font-color="true"/>
    </style:style>
    <style:style style:name="T2" style:family="text">
      <style:text-properties fo:font-size="12.00pt" fo:font-weight="normal" fo:font-family="var(--font-din)" style:font-family-asian="var(--font-din)" style:font-family-complex="var(--font-din)" fo:background-color="#ffffff" style:use-window-font-color="true"/>
    </style:style>
    <style:style style:name="T3" style:family="text">
      <style:text-properties fo:font-size="12.00pt" fo:font-weight="bold" fo:font-family="var(--font-din)" style:font-family-asian="var(--font-din)" style:font-family-complex="var(--font-din)" fo:background-color="#ffffff" style:use-window-font-color="true"/>
    </style:style>
    <style:style style:name="T4" style:family="text">
      <style:text-properties fo:font-size="12.00pt" fo:font-weight="normal" fo:font-family="var(--font-din)" style:font-family-asian="var(--font-din)" style:font-family-complex="var(--font-din)" fo:background-color="#ffffff" style:use-window-font-color="true"/>
    </style:style>
    <style:style style:name="T5" style:family="text">
      <style:text-properties fo:font-size="12.00pt" fo:font-weight="bold" fo:font-family="var(--font-din)" style:font-family-asian="var(--font-din)" style:font-family-complex="var(--font-din)" fo:background-color="#ffffff" style:use-window-font-color="true"/>
    </style:style>
    <style:style style:name="T6" style:family="text">
      <style:text-properties fo:font-size="12.00pt" fo:font-weight="normal" fo:font-family="var(--font-din)" style:font-family-asian="var(--font-din)" style:font-family-complex="var(--font-din)" fo:background-color="#ffffff" style:use-window-font-color="true"/>
    </style:style>
    <style:style style:name="T7" style:family="text">
      <style:text-properties fo:font-size="12.00pt" fo:font-weight="bold" fo:font-family="var(--font-din)" style:font-family-asian="var(--font-din)" style:font-family-complex="var(--font-din)" fo:background-color="#ffffff" style:use-window-font-color="true"/>
    </style:style>
    <style:style style:name="T8" style:family="text">
      <style:text-properties fo:font-size="12.00pt" fo:font-weight="normal" fo:font-family="var(--font-din)" style:font-family-asian="var(--font-din)" style:font-family-complex="var(--font-din)" fo:background-color="#ffffff" style:use-window-font-color="true"/>
    </style:style>
    <style:style style:name="T9" style:family="text">
      <style:text-properties fo:font-size="12.00pt" fo:font-weight="normal" fo:font-family="var(--font-din)" style:font-family-asian="var(--font-din)" style:font-family-complex="var(--font-din)" fo:background-color="#ffffff" style:use-window-font-color="true"/>
    </style:style>
    <style:style style:name="T10" style:family="text">
      <style:text-properties fo:font-size="12.00pt" fo:font-weight="bold" fo:font-family="var(--font-din)" style:font-family-asian="var(--font-din)" style:font-family-complex="var(--font-din)" fo:background-color="#ffffff" style:use-window-font-color="true"/>
    </style:style>
    <style:style style:name="T11" style:family="text">
      <style:text-properties fo:font-size="12.00pt" fo:font-weight="normal" fo:font-family="var(--font-din)" style:font-family-asian="var(--font-din)" style:font-family-complex="var(--font-din)" fo:background-color="#ffffff" style:use-window-font-color="true"/>
    </style:style>
    <style:style style:name="T12"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3"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4" style:family="text">
      <style:text-properties fo:font-size="12.00pt" fo:font-weight="normal" fo:font-family="var(--font-din)" style:font-family-asian="var(--font-din)" style:font-family-complex="var(--font-din)" fo:background-color="#ffffff" fo:color="#000000"/>
    </style:style>
    <style:style style:name="T15"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6"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7" style:family="text">
      <style:text-properties fo:font-size="12.00pt" fo:font-weight="normal" fo:font-family="var(--font-din)" style:font-family-asian="var(--font-din)" style:font-family-complex="var(--font-din)" fo:background-color="#ffffff" style:use-window-font-color="true"/>
    </style:style>
    <style:style style:name="T18" style:family="text">
      <style:text-properties fo:font-size="12.00pt" fo:font-weight="bold" fo:font-family="var(--font-din)" style:font-family-asian="var(--font-din)" style:font-family-complex="var(--font-din)" fo:background-color="#ffffff" style:use-window-font-color="true"/>
    </style:style>
    <style:style style:name="T19" style:family="text">
      <style:text-properties fo:font-size="12.00pt" fo:font-weight="normal" fo:font-family="var(--font-din)" style:font-family-asian="var(--font-din)" style:font-family-complex="var(--font-din)" fo:background-color="#ffffff" style:use-window-font-color="true"/>
    </style:style>
    <style:style style:name="T20" style:family="text">
      <style:text-properties fo:font-size="12.00pt" fo:font-weight="bold" fo:font-family="var(--font-din)" style:font-family-asian="var(--font-din)" style:font-family-complex="var(--font-din)" fo:background-color="#ffffff" style:use-window-font-color="true"/>
    </style:style>
    <style:style style:name="T21" style:family="text">
      <style:text-properties fo:font-size="12.00pt" fo:font-weight="normal" fo:font-family="var(--font-din)" style:font-family-asian="var(--font-din)" style:font-family-complex="var(--font-din)" fo:background-color="#ffffff" style:use-window-font-color="true"/>
    </style:style>
    <style:style style:name="T22"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23"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24" style:family="text">
      <style:text-properties fo:font-size="12.00pt" fo:font-weight="normal" fo:font-family="var(--font-din)" style:font-family-asian="var(--font-din)" style:font-family-complex="var(--font-din)" fo:background-color="#ffffff" style:use-window-font-color="true"/>
    </style:style>
    <style:style style:name="T25"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26"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27" style:family="text">
      <style:text-properties fo:font-size="12.00pt" fo:font-weight="bold" fo:font-family="var(--font-din)" style:font-family-asian="var(--font-din)" style:font-family-complex="var(--font-din)" fo:background-color="#ffffff" fo:color="#000000"/>
    </style:style>
    <style:style style:name="T28" style:family="text">
      <style:text-properties fo:font-size="12.00pt" fo:font-weight="normal" fo:font-family="var(--font-din)" style:font-family-asian="var(--font-din)" style:font-family-complex="var(--font-din)" fo:background-color="#ffffff" style:use-window-font-color="true"/>
    </style:style>
    <style:style style:name="T29"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30"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31" style:family="text">
      <style:text-properties fo:font-size="12.00pt" fo:font-weight="bold" fo:font-family="var(--font-din)" style:font-family-asian="var(--font-din)" style:font-family-complex="var(--font-din)" fo:background-color="#ffffff" fo:color="#000000"/>
    </style:style>
    <style:style style:name="T32" style:family="text">
      <style:text-properties fo:font-size="12.00pt" fo:font-weight="normal" fo:font-family="var(--font-din)" style:font-family-asian="var(--font-din)" style:font-family-complex="var(--font-din)" fo:background-color="#ffffff" style:use-window-font-color="true"/>
    </style:style>
    <style:style style:name="T33"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34"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35" style:family="text">
      <style:text-properties fo:font-size="12.00pt" fo:font-weight="normal" fo:font-family="var(--font-din)" style:font-family-asian="var(--font-din)" style:font-family-complex="var(--font-din)" fo:background-color="#ffffff" style:use-window-font-color="true"/>
    </style:style>
    <style:style style:name="T36"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37"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38" style:family="text">
      <style:text-properties fo:font-size="12.00pt" fo:font-weight="normal" fo:font-family="var(--font-din)" style:font-family-asian="var(--font-din)" style:font-family-complex="var(--font-din)" fo:background-color="#ffffff" fo:color="#000000"/>
    </style:style>
    <style:style style:name="T39"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40"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41" style:family="text">
      <style:text-properties fo:font-size="12.00pt" fo:font-weight="normal" fo:font-family="var(--font-din)" style:font-family-asian="var(--font-din)" style:font-family-complex="var(--font-din)" fo:background-color="#ffffff" style:use-window-font-color="true"/>
    </style:style>
    <style:style style:name="T42" style:family="text">
      <style:text-properties fo:font-size="12.00pt" fo:font-weight="bold" fo:font-family="var(--font-din)" style:font-family-asian="var(--font-din)" style:font-family-complex="var(--font-din)" fo:background-color="#ffffff" style:use-window-font-color="true"/>
    </style:style>
    <style:style style:name="T43" style:family="text">
      <style:text-properties fo:font-size="12.00pt" fo:font-weight="normal" fo:font-family="var(--font-din)" style:font-family-asian="var(--font-din)" style:font-family-complex="var(--font-din)" fo:background-color="#ffffff" style:use-window-font-color="true"/>
    </style:style>
    <style:style style:name="T44"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45"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46" style:family="text">
      <style:text-properties fo:font-size="12.00pt" fo:font-weight="normal" fo:font-family="var(--font-din)" style:font-family-asian="var(--font-din)" style:font-family-complex="var(--font-din)" fo:background-color="#ffffff" fo:color="#000000"/>
    </style:style>
    <style:style style:name="T47"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48"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49" style:family="text">
      <style:text-properties fo:font-size="12.00pt" fo:font-weight="normal" fo:font-family="var(--font-din)" style:font-family-asian="var(--font-din)" style:font-family-complex="var(--font-din)" fo:background-color="#ffffff" fo:color="#000000"/>
    </style:style>
    <style:style style:name="T50"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51"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52" style:family="text">
      <style:text-properties fo:font-size="12.00pt" fo:font-weight="normal" fo:font-family="var(--font-din)" style:font-family-asian="var(--font-din)" style:font-family-complex="var(--font-din)" fo:background-color="#ffffff" fo:color="#000000"/>
    </style:style>
    <style:style style:name="T53"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54"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55" style:family="text">
      <style:text-properties fo:font-size="12.00pt" fo:font-weight="normal" fo:font-family="var(--font-din)" style:font-family-asian="var(--font-din)" style:font-family-complex="var(--font-din)" fo:background-color="#ffffff" fo:color="#000000"/>
    </style:style>
    <style:style style:name="T56"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57"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58" style:family="text">
      <style:text-properties fo:font-size="12.00pt" fo:font-weight="normal" fo:font-family="var(--font-din)" style:font-family-asian="var(--font-din)" style:font-family-complex="var(--font-din)" fo:background-color="#ffffff" fo:color="#000000"/>
    </style:style>
    <style:style style:name="T59"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60"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61" style:family="text">
      <style:text-properties fo:font-size="12.00pt" fo:font-weight="normal" fo:font-family="var(--font-din)" style:font-family-asian="var(--font-din)" style:font-family-complex="var(--font-din)" fo:background-color="#ffffff" fo:color="#000000"/>
    </style:style>
    <style:style style:name="T62"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63"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64" style:family="text">
      <style:text-properties fo:font-size="12.00pt" fo:font-weight="normal" fo:font-family="var(--font-din)" style:font-family-asian="var(--font-din)" style:font-family-complex="var(--font-din)" fo:background-color="#ffffff" fo:color="#000000"/>
    </style:style>
    <style:style style:name="T65"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66"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67" style:family="text">
      <style:text-properties fo:font-size="12.00pt" fo:font-weight="normal" fo:font-family="var(--font-din)" style:font-family-asian="var(--font-din)" style:font-family-complex="var(--font-din)" fo:background-color="#ffffff" style:use-window-font-color="true"/>
    </style:style>
    <style:style style:name="T68" style:family="text">
      <style:text-properties fo:font-size="12.00pt" fo:font-weight="normal" fo:font-family="var(--font-din)" style:font-family-asian="var(--font-din)" style:font-family-complex="var(--font-din)" fo:background-color="#ffffff" fo:color="#000000"/>
    </style:style>
    <style:style style:name="T69"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70"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71" style:family="text">
      <style:text-properties fo:font-size="12.00pt" fo:font-weight="normal" fo:font-family="var(--font-din)" style:font-family-asian="var(--font-din)" style:font-family-complex="var(--font-din)" fo:background-color="#ffffff" fo:color="#000000"/>
    </style:style>
    <style:style style:name="T72"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73"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74" style:family="text">
      <style:text-properties fo:font-size="12.00pt" fo:font-weight="normal" fo:font-family="var(--font-din)" style:font-family-asian="var(--font-din)" style:font-family-complex="var(--font-din)" fo:background-color="#ffffff" fo:color="#000000"/>
    </style:style>
    <style:style style:name="T75"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76"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77" style:family="text">
      <style:text-properties fo:font-size="12.00pt" fo:font-weight="normal" fo:font-family="var(--font-din)" style:font-family-asian="var(--font-din)" style:font-family-complex="var(--font-din)" fo:background-color="#ffffff" fo:color="#000000"/>
    </style:style>
    <style:style style:name="T78" style:family="text">
      <style:text-properties fo:font-size="12.00pt" fo:font-weight="normal" fo:font-family="var(--font-din)" style:font-family-asian="var(--font-din)" style:font-family-complex="var(--font-din)" fo:background-color="#ffffff" style:use-window-font-color="true"/>
    </style:style>
    <style:style style:name="T79" style:family="text">
      <style:text-properties fo:font-size="12.00pt" fo:font-weight="normal" fo:font-family="var(--font-din)" style:font-family-asian="var(--font-din)" style:font-family-complex="var(--font-din)" fo:background-color="#ffffff" style:use-window-font-color="true"/>
    </style:style>
    <style:style style:name="T80"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81"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82" style:family="text">
      <style:text-properties fo:font-size="12.00pt" fo:font-weight="bold" fo:font-family="var(--font-din)" style:font-family-asian="var(--font-din)" style:font-family-complex="var(--font-din)" fo:background-color="#ffffff" fo:color="#000000"/>
    </style:style>
    <style:style style:name="T83" style:family="text">
      <style:text-properties fo:font-size="12.00pt" fo:font-weight="normal" fo:font-family="var(--font-din)" style:font-family-asian="var(--font-din)" style:font-family-complex="var(--font-din)" fo:background-color="#ffffff" style:use-window-font-color="true"/>
    </style:style>
    <style:style style:name="T84" style:family="text">
      <style:text-properties fo:font-size="12.00pt" fo:font-weight="bold" fo:font-family="var(--font-din)" style:font-family-asian="var(--font-din)" style:font-family-complex="var(--font-din)" fo:background-color="#ffffff" style:use-window-font-color="true"/>
    </style:style>
    <style:style style:name="T85" style:family="text">
      <style:text-properties fo:font-size="12.00pt" fo:font-weight="normal" fo:font-family="var(--font-din)" style:font-family-asian="var(--font-din)" style:font-family-complex="var(--font-din)" fo:background-color="#ffffff" style:use-window-font-color="true"/>
    </style:style>
    <style:style style:name="T86"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87"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88" style:family="text">
      <style:text-properties fo:font-size="12.00pt" fo:font-weight="bold" fo:font-family="var(--font-din)" style:font-family-asian="var(--font-din)" style:font-family-complex="var(--font-din)" fo:background-color="#ffffff" style:use-window-font-color="true"/>
    </style:style>
    <style:style style:name="T89" style:family="text">
      <style:text-properties fo:font-size="12.00pt" fo:font-weight="normal" fo:font-family="var(--font-din)" style:font-family-asian="var(--font-din)" style:font-family-complex="var(--font-din)" fo:background-color="#ffffff" style:use-window-font-color="true"/>
    </style:style>
    <style:style style:name="T90"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ff" text:display="none"/>
    </style:style>
    <style:style style:name="T91"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ff"/>
    </style:style>
    <style:style style:name="T92" style:family="text">
      <style:text-properties fo:font-size="12.00pt" fo:font-weight="bold" fo:font-family="var(--font-din)" style:font-family-asian="var(--font-din)" style:font-family-complex="var(--font-din)" fo:background-color="#ffffff" style:use-window-font-color="true"/>
    </style:style>
    <style:style style:name="T93" style:family="text">
      <style:text-properties fo:font-size="12.00pt" fo:font-weight="normal" fo:font-family="var(--font-din)" style:font-family-asian="var(--font-din)" style:font-family-complex="var(--font-din)" fo:background-color="#ffffff" style:use-window-font-color="true"/>
    </style:style>
    <style:style style:name="T94"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95"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00"/>
    </style:style>
    <style:style style:name="T96" style:family="text">
      <style:text-properties fo:font-size="12.00pt" fo:font-weight="bold" fo:font-family="var(--font-din)" style:font-family-asian="var(--font-din)" style:font-family-complex="var(--font-din)" fo:background-color="#ffffff" fo:color="#000000"/>
    </style:style>
    <style:style style:name="T97" style:family="text">
      <style:text-properties fo:font-size="12.00pt" fo:font-weight="normal" fo:font-family="var(--font-din)" style:font-family-asian="var(--font-din)" style:font-family-complex="var(--font-din)" fo:background-color="#ffffff" style:use-window-font-color="true"/>
    </style:style>
    <style:style style:name="T98"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ff" text:display="none"/>
    </style:style>
    <style:style style:name="T99" style:family="text">
      <style:text-properties fo:font-size="12.00pt" fo:font-weight="bold" style:text-underline-mode="continuous" style:text-underline-type="single" style:text-underline-style="solid" style:text-underline-width="normal" fo:font-family="var(--font-din)" style:font-family-asian="var(--font-din)" style:font-family-complex="var(--font-din)" fo:background-color="#ffffff" fo:color="#0000ff"/>
    </style:style>
    <style:style style:name="T100" style:family="text">
      <style:text-properties fo:font-size="12.00pt" fo:font-weight="bold" fo:font-family="var(--font-din)" style:font-family-asian="var(--font-din)" style:font-family-complex="var(--font-din)" fo:background-color="#ffffff" style:use-window-font-color="true"/>
    </style:style>
    <style:style style:name="T101" style:family="text">
      <style:text-properties fo:font-size="12.00pt" fo:font-weight="normal" fo:font-family="var(--font-din)" style:font-family-asian="var(--font-din)" style:font-family-complex="var(--font-din)" fo:background-color="#ffffff" style:use-window-font-color="true"/>
    </style:style>
    <style:style style:name="T102" style:family="text">
      <style:text-properties fo:font-size="12.00pt" fo:font-weight="bold" fo:font-family="var(--font-din)" style:font-family-asian="var(--font-din)" style:font-family-complex="var(--font-din)" fo:background-color="#ffffff" style:use-window-font-color="true"/>
    </style:style>
    <style:style style:name="T103" style:family="text">
      <style:text-properties fo:font-size="12.00pt" fo:font-weight="normal" fo:font-family="var(--font-din)" style:font-family-asian="var(--font-din)" style:font-family-complex="var(--font-din)" fo:background-color="#ffffff" style:use-window-font-color="true"/>
    </style:style>
    <style:style style:name="T104"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05"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06" style:family="text">
      <style:text-properties fo:font-size="12.00pt" fo:font-weight="normal" fo:font-family="var(--font-din)" style:font-family-asian="var(--font-din)" style:font-family-complex="var(--font-din)" fo:background-color="#ffffff" fo:color="#000000"/>
    </style:style>
    <style:style style:name="T107"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08"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09" style:family="text">
      <style:text-properties fo:font-size="12.00pt" fo:font-weight="normal" fo:font-family="var(--font-din)" style:font-family-asian="var(--font-din)" style:font-family-complex="var(--font-din)" fo:background-color="#ffffff" fo:color="#000000"/>
    </style:style>
    <style:style style:name="T110"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11"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12" style:family="text">
      <style:text-properties fo:font-size="12.00pt" fo:font-weight="normal" fo:font-family="var(--font-din)" style:font-family-asian="var(--font-din)" style:font-family-complex="var(--font-din)" fo:background-color="#ffffff" fo:color="#000000"/>
    </style:style>
    <style:style style:name="T113"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14"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15" style:family="text">
      <style:text-properties fo:font-size="12.00pt" fo:font-weight="normal" fo:font-family="var(--font-din)" style:font-family-asian="var(--font-din)" style:font-family-complex="var(--font-din)" fo:background-color="#ffffff" fo:color="#000000"/>
    </style:style>
    <style:style style:name="T116"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text:display="none"/>
    </style:style>
    <style:style style:name="T117" style:family="text">
      <style:text-properties fo:font-size="12.00pt" fo:font-weight="normal" style:text-underline-mode="continuous" style:text-underline-type="single" style:text-underline-style="solid" style:text-underline-width="normal" fo:font-family="var(--font-din)" style:font-family-asian="var(--font-din)" style:font-family-complex="var(--font-din)" fo:background-color="#ffffff" fo:color="#000000"/>
    </style:style>
    <style:style style:name="T118" style:family="text">
      <style:text-properties fo:font-size="12.00pt" fo:font-weight="normal" fo:font-family="var(--font-din)" style:font-family-asian="var(--font-din)" style:font-family-complex="var(--font-din)" fo:background-color="#ffffff" fo:color="#000000"/>
    </style:style>
    <style:style style:name="T119" style:family="text">
      <style:text-properties fo:font-size="12.00pt" fo:font-weight="normal" fo:font-family="var(--font-din)" style:font-family-asian="var(--font-din)" style:font-family-complex="var(--font-din)" fo:background-color="#ffffff" style:use-window-font-color="true"/>
    </style:style>
    <style:style style:name="T120" style:family="text">
      <style:text-properties fo:font-size="12.00pt" fo:font-weight="bold" fo:font-family="'Frank Ruhl Libre'" style:font-family-asian="'Frank Ruhl Libre'" style:font-family-complex="'Frank Ruhl Libre'" fo:background-color="#ffffff" style:use-window-font-color="true"/>
    </style:style>
    <style:style style:name="T121" style:family="text">
      <style:text-properties fo:font-size="12.00pt" fo:font-weight="normal" fo:font-family="'Frank Ruhl Libre'" style:font-family-asian="'Frank Ruhl Libre'" style:font-family-complex="'Frank Ruhl Libre'" fo:background-color="#ffffff" style:use-window-font-color="true"/>
    </style:style>
    <style:style style:name="T122" style:family="text">
      <style:text-properties fo:font-size="12.00pt" fo:font-weight="bold" fo:font-family="'Frank Ruhl Libre'" style:font-family-asian="'Frank Ruhl Libre'" style:font-family-complex="'Frank Ruhl Libre'" fo:background-color="#ffffff" style:use-window-font-color="true"/>
    </style:style>
    <style:style style:name="T123" style:family="text">
      <style:text-properties fo:font-size="12.00pt" fo:font-weight="normal" fo:font-family="'Frank Ruhl Libre'" style:font-family-asian="'Frank Ruhl Libre'" style:font-family-complex="'Frank Ruhl Libre'" fo:background-color="#ffffff" style:use-window-font-color="true"/>
    </style:style>
    <style:style style:name="T124" style:family="text">
      <style:text-properties fo:font-size="12.00pt" fo:font-weight="bold" fo:font-family="'Frank Ruhl Libre'" style:font-family-asian="'Frank Ruhl Libre'" style:font-family-complex="'Frank Ruhl Libre'" fo:background-color="#ffffff" style:use-window-font-color="true"/>
    </style:style>
    <style:style style:name="T125" style:family="text">
      <style:text-properties fo:font-size="12.00pt" fo:font-weight="normal" fo:font-family="'Frank Ruhl Libre'" style:font-family-asian="'Frank Ruhl Libre'" style:font-family-complex="'Frank Ruhl Libre'" fo:background-color="#ffffff" style:use-window-font-color="true"/>
    </style:style>
    <style:style style:name="T126" style:family="text">
      <style:text-properties fo:font-size="12.00pt" fo:font-weight="bold" fo:font-family="'Frank Ruhl Libre'" style:font-family-asian="'Frank Ruhl Libre'" style:font-family-complex="'Frank Ruhl Libre'" fo:background-color="#ffffff" style:use-window-font-color="true"/>
    </style:style>
    <style:style style:name="T127" style:family="text">
      <style:text-properties fo:font-size="12.00pt" fo:font-weight="normal" fo:font-family="'Frank Ruhl Libre'" style:font-family-asian="'Frank Ruhl Libre'" style:font-family-complex="'Frank Ruhl Libre'" fo:background-color="#ffffff" style:use-window-font-color="true"/>
    </style:style>
    <style:style style:name="T128" style:family="text">
      <style:text-properties fo:font-size="12.00pt" fo:font-weight="bold" fo:font-family="'Frank Ruhl Libre'" style:font-family-asian="'Frank Ruhl Libre'" style:font-family-complex="'Frank Ruhl Libre'" fo:background-color="#ffffff" style:use-window-font-color="true"/>
    </style:style>
    <style:style style:name="T129" style:family="text">
      <style:text-properties fo:font-size="12.00pt" fo:font-weight="normal" fo:font-family="'Frank Ruhl Libre'" style:font-family-asian="'Frank Ruhl Libre'" style:font-family-complex="'Frank Ruhl Libre'" fo:background-color="#ffffff" style:use-window-font-color="true"/>
    </style:style>
    <style:style style:name="T130" style:family="text">
      <style:text-properties fo:font-size="12.00pt" fo:font-weight="bold" fo:font-family="'Frank Ruhl Libre'" style:font-family-asian="'Frank Ruhl Libre'" style:font-family-complex="'Frank Ruhl Libre'" fo:background-color="#ffffff" style:use-window-font-color="true"/>
    </style:style>
    <style:style style:name="T131" style:family="text">
      <style:text-properties fo:font-size="12.00pt" fo:font-weight="normal" fo:font-family="'Frank Ruhl Libre'" style:font-family-asian="'Frank Ruhl Libre'" style:font-family-complex="'Frank Ruhl Libre'" fo:background-color="#ffffff" style:use-window-font-color="true"/>
    </style:style>
    <style:style style:name="T132" style:family="text">
      <style:text-properties fo:font-size="12.00pt" fo:font-weight="bold" fo:font-family="'Frank Ruhl Libre'" style:font-family-asian="'Frank Ruhl Libre'" style:font-family-complex="'Frank Ruhl Libre'" fo:background-color="#ffffff" style:use-window-font-color="true"/>
    </style:style>
    <style:style style:name="T133" style:family="text">
      <style:text-properties fo:font-size="12.00pt" fo:font-weight="normal" fo:font-family="'Frank Ruhl Libre'" style:font-family-asian="'Frank Ruhl Libre'" style:font-family-complex="'Frank Ruhl Libre'" fo:background-color="#ffffff" style:use-window-font-color="true"/>
    </style:style>
    <style:style style:name="T134" style:family="text">
      <style:text-properties fo:font-size="12.00pt" fo:font-weight="bold" fo:font-family="'Frank Ruhl Libre'" style:font-family-asian="'Frank Ruhl Libre'" style:font-family-complex="'Frank Ruhl Libre'" fo:background-color="#ffffff" style:use-window-font-color="true"/>
    </style:style>
    <style:style style:name="T135" style:family="text">
      <style:text-properties fo:font-size="12.00pt" fo:font-weight="normal" fo:font-family="'Frank Ruhl Libre'" style:font-family-asian="'Frank Ruhl Libre'" style:font-family-complex="'Frank Ruhl Libre'" fo:background-color="#ffffff" style:use-window-font-color="true"/>
    </style:style>
    <style:style style:name="T136" style:family="text">
      <style:text-properties fo:font-size="12.00pt" fo:font-weight="bold" fo:font-family="'Frank Ruhl Libre'" style:font-family-asian="'Frank Ruhl Libre'" style:font-family-complex="'Frank Ruhl Libre'" fo:background-color="#ffffff" style:use-window-font-color="true"/>
    </style:style>
    <style:style style:name="T137" style:family="text">
      <style:text-properties fo:font-size="12.00pt" fo:font-weight="normal" fo:font-family="'Frank Ruhl Libre'" style:font-family-asian="'Frank Ruhl Libre'" style:font-family-complex="'Frank Ruhl Libre'" fo:background-color="#ffffff" style:use-window-font-color="true"/>
    </style:style>
    <style:style style:name="T138" style:family="text">
      <style:text-properties fo:font-size="12.00pt" fo:font-weight="bold" fo:font-family="'Frank Ruhl Libre'" style:font-family-asian="'Frank Ruhl Libre'" style:font-family-complex="'Frank Ruhl Libre'" fo:background-color="#ffffff" style:use-window-font-color="true"/>
    </style:style>
    <style:style style:name="T139" style:family="text">
      <style:text-properties fo:font-size="12.00pt" fo:font-weight="normal" fo:font-family="'Frank Ruhl Libre'" style:font-family-asian="'Frank Ruhl Libre'" style:font-family-complex="'Frank Ruhl Libre'" fo:background-color="#ffffff" style:use-window-font-color="true"/>
    </style:style>
    <style:style style:name="T140" style:family="text">
      <style:text-properties fo:font-size="12.00pt" fo:font-weight="normal" style:text-underline-mode="continuous" style:text-underline-type="single" style:text-underline-style="solid" style:text-underline-width="normal" fo:font-family="'Frank Ruhl Libre'" style:font-family-asian="'Frank Ruhl Libre'" style:font-family-complex="'Frank Ruhl Libre'" fo:background-color="#ffffff" fo:color="#000000" text:display="none"/>
    </style:style>
    <style:style style:name="T141" style:family="text">
      <style:text-properties fo:font-size="12.00pt" fo:font-weight="normal" style:text-underline-mode="continuous" style:text-underline-type="single" style:text-underline-style="solid" style:text-underline-width="normal" fo:font-family="'Frank Ruhl Libre'" style:font-family-asian="'Frank Ruhl Libre'" style:font-family-complex="'Frank Ruhl Libre'" fo:background-color="#ffffff" fo:color="#000000"/>
    </style:style>
    <style:style style:name="T142" style:family="text">
      <style:text-properties fo:font-size="12.00pt" fo:font-weight="normal" fo:font-family="'Frank Ruhl Libre'" style:font-family-asian="'Frank Ruhl Libre'" style:font-family-complex="'Frank Ruhl Libre'" fo:background-color="#ffffff" fo:color="#000000"/>
    </style:style>
    <style:style style:name="T143" style:family="text">
      <style:text-properties fo:font-size="12.00pt" fo:font-weight="normal" fo:font-family="'Frank Ruhl Libre'" style:font-family-asian="'Frank Ruhl Libre'" style:font-family-complex="'Frank Ruhl Libre'" fo:background-color="#ffffff" style:use-window-font-color="true"/>
    </style:style>
    <style:style style:name="T144" style:family="text">
      <style:text-properties fo:font-size="12.00pt" fo:font-weight="normal" fo:font-family="var(--font-din)" style:font-family-asian="var(--font-din)" style:font-family-complex="var(--font-din)" fo:background-color="#ffffff"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8.00pt" fo:margin-bottom="11.25pt"/>
    </style:style>
    <style:style style:name="P2" style:family="paragraph">
      <style:paragraph-properties fo:line-height="100.00%" fo:text-align="left" fo:margin-bottom="7.50pt"/>
    </style:style>
    <style:style style:name="P3" style:family="paragraph">
      <style:paragraph-properties fo:line-height="100.00%" fo:text-align="left"/>
    </style:style>
    <style:style style:name="P4" style:family="paragraph">
      <style:paragraph-properties fo:line-height="100.00%" fo:text-align="left" fo:margin-bottom="7.50pt"/>
    </style:style>
    <text:list-style style:name="L5">
      <text:list-level-style-bullet text:level="1" text:bullet-char="•">
        <style:list-level-properties text:space-before="45.00pt" text:min-label-width="18.00pt"/>
        <style:text-properties fo:font-family="Symbol"/>
      </text:list-level-style-bullet>
    </text:list-style>
    <style:style style:name="P5" style:family="paragraph">
      <style:paragraph-properties fo:line-height="100.00%" fo:text-align="left">
        <style:tab-stops>
          <style:tab-stop style:position="-27.00pt"/>
        </style:tab-stops>
      </style:paragraph-properties>
    </style:style>
    <style:style style:name="P6" style:family="paragraph">
      <style:paragraph-properties fo:line-height="100.00%" fo:text-align="left" fo:margin-bottom="7.50pt"/>
    </style:style>
    <style:style style:name="P7" style:family="paragraph">
      <style:paragraph-properties fo:line-height="100.00%" fo:text-align="left"/>
    </style:style>
    <text:list-style style:name="L8">
      <text:list-level-style-bullet text:level="1" text:bullet-char="•">
        <style:list-level-properties text:space-before="45.00pt" text:min-label-width="18.00pt"/>
        <style:text-properties fo:font-family="Symbol"/>
      </text:list-level-style-bullet>
    </text:list-style>
    <style:style style:name="P8" style:family="paragraph">
      <style:paragraph-properties fo:line-height="100.00%" fo:text-align="left">
        <style:tab-stops>
          <style:tab-stop style:position="-27.00pt"/>
        </style:tab-stops>
      </style:paragraph-properties>
    </style:style>
    <style:style style:name="P9" style:family="paragraph">
      <style:paragraph-properties fo:line-height="100.00%" fo:text-align="left"/>
    </style:style>
    <text:list-style style:name="L10">
      <text:list-level-style-bullet text:level="1" text:bullet-char="•">
        <style:list-level-properties text:space-before="45.00pt" text:min-label-width="18.00pt"/>
        <style:text-properties fo:font-family="Symbol"/>
      </text:list-level-style-bullet>
    </text:list-style>
    <style:style style:name="P10" style:family="paragraph">
      <style:paragraph-properties fo:line-height="100.00%" fo:text-align="left">
        <style:tab-stops>
          <style:tab-stop style:position="-27.00pt"/>
        </style:tab-stops>
      </style:paragraph-properties>
    </style:style>
    <style:style style:name="P11" style:family="paragraph">
      <style:paragraph-properties fo:line-height="100.00%" fo:text-align="left" fo:margin-left="63.00pt" fo:text-indent="0.00pt">
        <style:tab-stops>
          <style:tab-stop style:position="-54.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45.00pt" text:min-label-width="18.00pt"/>
        <style:text-properties fo:font-family="Symbol"/>
      </text:list-level-style-bullet>
    </text:list-style>
    <style:style style:name="P13" style:family="paragraph">
      <style:paragraph-properties fo:line-height="100.00%" fo:text-align="left">
        <style:tab-stops>
          <style:tab-stop style:position="-27.00pt"/>
        </style:tab-stops>
      </style:paragraph-properties>
    </style:style>
    <style:style style:name="P14" style:family="paragraph">
      <style:paragraph-properties fo:line-height="100.00%" fo:text-align="left" fo:margin-bottom="7.50pt"/>
    </style:style>
    <style:style style:name="P15" style:family="paragraph">
      <style:paragraph-properties fo:line-height="100.00%" fo:text-align="left"/>
    </style:style>
    <text:list-style style:name="L16">
      <text:list-level-style-bullet text:level="1" text:bullet-char="•">
        <style:list-level-properties text:space-before="45.00pt" text:min-label-width="18.00pt"/>
        <style:text-properties fo:font-family="Symbol"/>
      </text:list-level-style-bullet>
    </text:list-style>
    <style:style style:name="P16" style:family="paragraph">
      <style:paragraph-properties fo:line-height="100.00%" fo:text-align="left">
        <style:tab-stops>
          <style:tab-stop style:position="-27.00pt"/>
        </style:tab-stops>
      </style:paragraph-properties>
    </style:style>
    <style:style style:name="P17" style:family="paragraph">
      <style:paragraph-properties fo:line-height="100.00%" fo:text-align="left"/>
    </style:style>
    <style:style style:name="P18" style:family="paragraph">
      <style:paragraph-properties fo:line-height="100.00%" fo:text-align="justify" fo:margin-top="18.00pt" fo:margin-bottom="11.25pt"/>
    </style:style>
    <style:style style:name="P19" style:family="paragraph">
      <style:paragraph-properties fo:line-height="100.00%" fo:text-align="justify" fo:margin-top="18.00pt"/>
    </style:style>
    <style:style style:name="P20" style:family="paragraph">
      <style:paragraph-properties fo:line-height="100.00%" fo:text-align="justify" fo:margin-top="18.00pt" fo:margin-bottom="11.25pt"/>
    </style:style>
    <style:style style:name="P21" style:family="paragraph">
      <style:paragraph-properties fo:line-height="100.00%" fo:text-align="justify" fo:margin-top="18.00pt"/>
    </style:style>
    <style:style style:name="P22" style:family="paragraph">
      <style:paragraph-properties fo:line-height="100.00%" fo:text-align="justify" fo:margin-top="18.00pt" fo:margin-bottom="11.25pt"/>
    </style:style>
    <style:style style:name="P23" style:family="paragraph">
      <style:paragraph-properties fo:line-height="100.00%" fo:text-align="justify" fo:margin-top="18.00pt"/>
    </style:style>
    <style:style style:name="P24" style:family="paragraph">
      <style:paragraph-properties fo:line-height="100.00%" fo:text-align="justify" fo:margin-top="18.00pt" fo:margin-bottom="11.25pt"/>
    </style:style>
    <style:style style:name="P25" style:family="paragraph">
      <style:paragraph-properties fo:line-height="100.00%" fo:text-align="justify" fo:margin-top="18.00pt"/>
    </style:style>
    <style:style style:name="P26" style:family="paragraph">
      <style:paragraph-properties fo:line-height="100.00%" fo:text-align="justify" fo:margin-top="18.00pt" fo:margin-bottom="11.25pt"/>
    </style:style>
    <style:style style:name="P27" style:family="paragraph">
      <style:paragraph-properties fo:line-height="100.00%" fo:text-align="justify" fo:margin-top="18.00pt"/>
    </style:style>
    <style:style style:name="P28" style:family="paragraph">
      <style:paragraph-properties fo:line-height="100.00%" fo:text-align="justify" fo:margin-top="18.00pt" fo:margin-bottom="11.25pt"/>
    </style:style>
    <style:style style:name="P29" style:family="paragraph">
      <style:paragraph-properties fo:line-height="100.00%" fo:text-align="justify" fo:margin-top="18.00pt"/>
    </style:style>
    <style:style style:name="P30" style:family="paragraph">
      <style:paragraph-properties fo:line-height="100.00%" fo:text-align="justify" fo:margin-top="18.00pt" fo:margin-bottom="11.25pt"/>
    </style:style>
    <style:style style:name="P31" style:family="paragraph">
      <style:paragraph-properties fo:line-height="100.00%" fo:text-align="justify" fo:margin-top="18.00pt"/>
    </style:style>
    <style:style style:name="P32" style:family="paragraph">
      <style:paragraph-properties fo:line-height="100.00%" fo:text-align="justify" fo:margin-top="18.00pt" fo:margin-bottom="11.25pt"/>
    </style:style>
    <style:style style:name="P33" style:family="paragraph">
      <style:paragraph-properties fo:line-height="100.00%" fo:text-align="justify" fo:margin-top="18.00pt"/>
    </style:style>
    <style:style style:name="P34" style:family="paragraph">
      <style:paragraph-properties fo:line-height="100.00%" fo:text-align="justify" fo:margin-top="18.00pt" fo:margin-bottom="11.25pt"/>
    </style:style>
    <style:style style:name="P35" style:family="paragraph">
      <style:paragraph-properties fo:line-height="100.00%" fo:text-align="justify" fo:margin-top="18.00pt"/>
    </style:style>
    <style:style style:name="P36" style:family="paragraph">
      <style:paragraph-properties fo:line-height="100.00%" fo:text-align="left"/>
    </style:style>
    <style:style style:name="P37" style:family="paragraph">
      <style:paragraph-properties fo:line-height="100.00%" fo:text-align="left" fo:margin-bottom="8.00pt"/>
    </style:style>
  </office:automatic-styles>
  <office:body>
    <office:text>
      <text:p text:style-name="P1"><text:span text:style-name="T1"/></text:p>
      <text:p text:style-name="P2"><text:span text:style-name="T2"> </text:span></text:p>
      <text:p text:style-name="P3"><text:span text:style-name="T3">Web development</text:span><text:span text:style-name="T4"> refers to the building, creating, and maintaining of websites. It includes aspects such as web design, web publishing, web programming, and database management. It is the creation of an application that works over the internet i.e. websites.</text:span></text:p>
      <text:p text:style-name="P4"><text:span text:style-name="T4">The word Web Development is made up of two words, that is:</text:span></text:p>
      <text:list text:style-name="L5">
        <text:list-item>
          <text:p text:style-name="P5"><text:span text:style-name="T5">Web:</text:span><text:span text:style-name="T6"> It refers to websites, web pages or anything that works over the internet.</text:span></text:p>
        </text:list-item>
        <text:list-item>
          <text:p text:style-name="P5"><text:span text:style-name="T7">Development:</text:span><text:span text:style-name="T8"> Building the application from scratch.</text:span></text:p>
        </text:list-item>
      </text:list>
      <text:p text:style-name="P6"><text:span text:style-name="T9"> </text:span></text:p>
      <text:p text:style-name="P7"><text:span text:style-name="T10">Web Development can be classified into two ways:</text:span><text:span text:style-name="T11"/></text:p>
      <text:list text:style-name="L8">
        <text:list-item>
          <text:p text:style-name="P8"><text:a xlink:href="https://www.geeksforgeeks.org/how-to-become-a-front-end-developer/"><text:span text:style-name="T13">Frontend Development</text:span></text:a><text:span text:style-name="T14"/></text:p>
        </text:list-item>
        <text:list-item>
          <text:p text:style-name="P8"><text:a xlink:href="https://www.geeksforgeeks.org/what-is-the-difference-between-front-end-and-back-end-web-development/"><text:span text:style-name="T16">Backend Development</text:span></text:a><text:span text:style-name="T17"/></text:p>
        </text:list-item>
      </text:list>
      <text:p text:style-name="P9"><text:span text:style-name="T18">Frontend Development: </text:span><text:span text:style-name="T19">The part of a website that the user interacts directly is termed as front end. It is also referred to as the ‘client side’ of the application.</text:span></text:p>
      <text:list text:style-name="L10">
        <text:list-item>
          <text:p text:style-name="P10"><text:span text:style-name="T20">Frontend Roadmap:</text:span><text:span text:style-name="T21"/></text:p>
        </text:list-item>
        <text:list-item>
          <text:p text:style-name="P10"><text:a xlink:href="https://www.geeksforgeeks.org/html-tutorials/"><text:span text:style-name="T23">HTML</text:span></text:a><text:span text:style-name="T24">: HTML stands for HyperText Markup Language. It is used to design the front end portion of web pages using markup language. It acts as a skeleton for a website since it is used to make the structure of a website.</text:span></text:p>
        </text:list-item>
        <text:list-item>
          <text:p text:style-name="P10"><text:a xlink:href="https://www.geeksforgeeks.org/css-tutorials/"><text:span text:style-name="T26">CSS</text:span></text:a><text:span text:style-name="T27">: </text:span><text:span text:style-name="T28">Cascading Style Sheets fondly referred to as CSS is a simply designed language intended to simplify the process of making web pages presentable. It is used to style our website.</text:span></text:p>
        </text:list-item>
        <text:list-item>
          <text:p text:style-name="P10"><text:a xlink:href="https://www.geeksforgeeks.org/javascript-tutorial/"><text:span text:style-name="T30">JavaScript</text:span></text:a><text:span text:style-name="T31">: </text:span><text:span text:style-name="T32">JavaScript is a scripting language used to provide a dynamic behavior to our website.</text:span></text:p>
        </text:list-item>
        <text:list-item>
          <text:p text:style-name="P10"><text:a xlink:href="https://www.geeksforgeeks.org/bootstrap-tutorials/"><text:span text:style-name="T34">Bootstrap: </text:span></text:a><text:span text:style-name="T35">Bootstrap is a free and open-source tool collection for creating responsive websites and web applications. It is the most popular CSS framework for developing responsive, mobile-first websites. Nowadays, the websites are perfect for all the browsers (IE, Firefox, and Chrome) and for all sizes of screens (Desktop, Tablets, Phablets, and Phones).</text:span></text:p>
        </text:list-item>
        <text:list-item>
          <text:p text:style-name="P11"><text:a xlink:href="https://www.geeksforgeeks.org/bootstrap-4-introduction/"><text:span text:style-name="T37">Bootstrap 4</text:span></text:a><text:span text:style-name="T38"/></text:p>
        </text:list-item>
        <text:list-item>
          <text:p text:style-name="P11"><text:a xlink:href="https://www.geeksforgeeks.org/bootstrap-5-introduction/"><text:span text:style-name="T40">Bootstrap 5</text:span></text:a><text:span text:style-name="T41"/></text:p>
        </text:list-item>
      </text:list>
      <text:p text:style-name="P12"><text:span text:style-name="T42">Frontend Frameworks and Libraries:</text:span><text:span text:style-name="T43"/></text:p>
      <text:list text:style-name="L13">
        <text:list-item>
          <text:p text:style-name="P13"><text:a xlink:href="https://www.geeksforgeeks.org/angularjs-tutorials/"><text:span text:style-name="T45">AngularJS</text:span></text:a><text:span text:style-name="T46"/></text:p>
        </text:list-item>
        <text:list-item>
          <text:p text:style-name="P13"><text:a xlink:href="https://www.geeksforgeeks.org/reactjs-tutorials/"><text:span text:style-name="T48">React.js</text:span></text:a><text:span text:style-name="T49"/></text:p>
        </text:list-item>
        <text:list-item>
          <text:p text:style-name="P13"><text:a xlink:href="https://www.geeksforgeeks.org/vue-js-introduction-installation/"><text:span text:style-name="T51">VueJS</text:span></text:a><text:span text:style-name="T52"/></text:p>
        </text:list-item>
        <text:list-item>
          <text:p text:style-name="P13"><text:a xlink:href="https://www.geeksforgeeks.org/jquery-tutorials/"><text:span text:style-name="T54">jQuery</text:span></text:a><text:span text:style-name="T55"/></text:p>
        </text:list-item>
        <text:list-item>
          <text:p text:style-name="P13"><text:a xlink:href="https://www.geeksforgeeks.org/bootstrap-tutorials/"><text:span text:style-name="T57">Bootstrap</text:span></text:a><text:span text:style-name="T58"/></text:p>
        </text:list-item>
        <text:list-item>
          <text:p text:style-name="P13"><text:a xlink:href="https://www.geeksforgeeks.org/material-ui-introduction-and-installation-for-react/"><text:span text:style-name="T60">Material UI</text:span></text:a><text:span text:style-name="T61"/></text:p>
        </text:list-item>
        <text:list-item>
          <text:p text:style-name="P13"><text:a xlink:href="https://www.geeksforgeeks.org/css-tailwind-introduction/"><text:span text:style-name="T63">Tailwind CSS</text:span></text:a><text:span text:style-name="T64"/></text:p>
        </text:list-item>
        <text:list-item>
          <text:p text:style-name="P13"><text:a xlink:href="https://www.geeksforgeeks.org/tag/jquery-ui/"><text:span text:style-name="T66">jQuery UI</text:span></text:a><text:span text:style-name="T67"/></text:p>
        </text:list-item>
        <text:list-item>
          <text:p text:style-name="P13"><text:span text:style-name="T67">Some other<text:s/></text:span><text:span text:style-name="T68">libraries and frameworks are: </text:span><text:a xlink:href="https://www.geeksforgeeks.org/handlebars-templating-in-expressjs/"><text:span text:style-name="T70">Handlebar.js</text:span></text:a><text:span text:style-name="T71"> </text:span><text:a xlink:href="https://www.geeksforgeeks.org/difference-between-backbone-js-and-angular-js/"><text:span text:style-name="T73">Backbone.js</text:span></text:a><text:span text:style-name="T74">, </text:span><text:a xlink:href="https://www.geeksforgeeks.org/emberjs-vs-reactjs/"><text:span text:style-name="T76">Ember.js</text:span></text:a><text:span text:style-name="T77"> </text:span><text:span text:style-name="T78">etc.</text:span></text:p>
        </text:list-item>
      </text:list>
      <text:p text:style-name="P14"><text:span text:style-name="T79"/></text:p>
      <text:p text:style-name="P15"><text:a xlink:href="https://www.geeksforgeeks.org/which-one-is-most-demanding-back-end-web-framework-between-laravel-nodejs-and-django/"><text:span text:style-name="T81">Backend Development</text:span></text:a><text:span text:style-name="T82">: </text:span><text:span text:style-name="T83">Backend is the server side of a website. It is the part of the website that users cannot see and interact. It is the portion of software that does not come in direct contact with the users. It is used to store and arrange data.</text:span></text:p>
      <text:list text:style-name="L16">
        <text:list-item>
          <text:p text:style-name="P16"><text:span text:style-name="T84">Backend Roadmap:</text:span><text:span text:style-name="T85"/></text:p>
        </text:list-item>
        <text:list-item>
          <text:p text:style-name="P16"><text:a xlink:href="https://www.geeksforgeeks.org/php-tutorials/"><text:span text:style-name="T87">PHP</text:span></text:a><text:span text:style-name="T88">:</text:span><text:span text:style-name="T89"> PHP is a server-side scripting language designed specifically for web development.</text:span></text:p>
        </text:list-item>
        <text:list-item>
          <text:p text:style-name="P16"><text:a xlink:href="https://www.geeksforgeeks.org/java-tutorial/"><text:span text:style-name="T91">Java</text:span></text:a><text:span text:style-name="T92">:</text:span><text:span text:style-name="T93"> Java is one of the most popular and widely used programming language. It is highly scalable.</text:span></text:p>
        </text:list-item>
        <text:list-item>
          <text:p text:style-name="P16"><text:a xlink:href="https://www.geeksforgeeks.org/python-programming-language/"><text:span text:style-name="T95">Python</text:span></text:a><text:span text:style-name="T96">: </text:span><text:span text:style-name="T97">Python is a programming language that lets you work quickly and integrate systems more efficiently.</text:span></text:p>
        </text:list-item>
        <text:list-item>
          <text:p text:style-name="P16"><text:a xlink:href="https://www.geeksforgeeks.org/nodejs-tutorials/"><text:span text:style-name="T99">Node.js</text:span></text:a><text:span text:style-name="T100">:</text:span><text:span text:style-name="T101"> Node.js is an open source and cross-platform runtime environment for executing JavaScript code outside a browser.</text:span></text:p>
        </text:list-item>
        <text:list-item>
          <text:p text:style-name="P16"><text:span text:style-name="T102">Back End Frameworks:</text:span><text:span text:style-name="T103"> The list of back end frameworks are: </text:span><text:a xlink:href="https://www.geeksforgeeks.org/introduction-to-express/"><text:span text:style-name="T105">Express</text:span></text:a><text:span text:style-name="T106">, </text:span><text:a xlink:href="https://www.geeksforgeeks.org/django-tutorial/"><text:span text:style-name="T108">Django</text:span></text:a><text:span text:style-name="T109">, </text:span><text:a xlink:href="https://www.geeksforgeeks.org/how-to-install-ruby-on-rails-on-windows-and-linux/"><text:span text:style-name="T111">Rails</text:span></text:a><text:span text:style-name="T112">, </text:span><text:a xlink:href="https://www.geeksforgeeks.org/tag/laravel/"><text:span text:style-name="T114">Laravel</text:span></text:a><text:span text:style-name="T115">, </text:span><text:a xlink:href="https://www.geeksforgeeks.org/introduction-to-spring-framework/"><text:span text:style-name="T117">Spring</text:span></text:a><text:span text:style-name="T118">,<text:s/></text:span><text:span text:style-name="T119">etc.</text:span></text:p>
        </text:list-item>
      </text:list>
      <text:p text:style-name="P17"><text:span text:style-name="T119"/></text:p>
      <text:p text:style-name="P17"><text:span text:style-name="T119"/></text:p>
      <text:p text:style-name="P18"><text:span text:style-name="T120">What are the Java Technologies Involved in Web Application Development?</text:span><text:span text:style-name="T121"/></text:p>
      <text:p text:style-name="P18"><text:span text:style-name="T122">1. Java Servlet API</text:span></text:p>
      <text:p text:style-name="P19"><text:span text:style-name="T123">The Java Servlet runs on the server side without an application of its own as an HTML user interface (UI) or an application GUI. They are used to extend the applications hosted by the web servers. Several web applications are developed with Java Servlet extensions.</text:span></text:p>
      <text:p text:style-name="P20"><text:span text:style-name="T124">2. JavaServer Pages Technology</text:span><text:span text:style-name="T125"/></text:p>
      <text:p text:style-name="P21"><text:span text:style-name="T125">It gives a simple and fast way to create dynamic content. It facilitates the addition of snippets of servlet code into the text-based document. JSP contains static data expressed in text-based format namely HTML, Wireless Markup Language (WML) or XML; JSP technology elements which determine the dynamic content construction by the page.</text:span></text:p>
      <text:p text:style-name="P22"><text:span text:style-name="T126">3. JavaServer Pages Standard Tag Library</text:span><text:span text:style-name="T127"/></text:p>
      <text:p text:style-name="P23"><text:span text:style-name="T127">It has the iterator and conditional tags to handle flow control, tags for accessing databases with SQL, manipulating XML documents, internalization, and commonly used functions.</text:span></text:p>
      <text:p text:style-name="P24"><text:span text:style-name="T128">4. JavaServer Faces Technology</text:span><text:span text:style-name="T129"/></text:p>
      <text:p text:style-name="P25"><text:span text:style-name="T129">It forms the UI framework to build web applications.</text:span></text:p>
      <text:p text:style-name="P26"><text:span text:style-name="T130">5. Java Message Service API</text:span><text:span text:style-name="T131"/></text:p>
      <text:p text:style-name="P27"><text:span text:style-name="T131">With the combination of Java technology with enterprise messaging, the JMS API forms a powerful tool to solve enterprise computing problems.</text:span></text:p>
      <text:p text:style-name="P28"><text:span text:style-name="T132">6. JavaMail API and the JavaBeans Activation Framework</text:span><text:span text:style-name="T133"/></text:p>
      <text:p text:style-name="P29"><text:span text:style-name="T133">It is used to send e-mail notifications. In conjunction, one may use the JavaBeans Activation Framework (JAF) API, which determines the type of data, encapsulate the access, and discover the operations available.</text:span></text:p>
      <text:p text:style-name="P30"><text:span text:style-name="T134">7. Java API for XML Processing</text:span><text:span text:style-name="T135"/></text:p>
      <text:p text:style-name="P31"><text:span text:style-name="T135">It is flexible and JAXP facilitates the use of any XML-compliant parser or the XSL processor within the application and supports the W3C schema.</text:span></text:p>
      <text:p text:style-name="P32"><text:span text:style-name="T136">8. Java Naming and Directory Interface</text:span><text:span text:style-name="T137"/></text:p>
      <text:p text:style-name="P33"><text:span text:style-name="T137">It provides the functionality of naming and directory, enables the applications to access several naming and directory services.</text:span></text:p>
      <text:p text:style-name="P34"><text:span text:style-name="T138">Wrapping Up</text:span><text:span text:style-name="T139"/></text:p>
      <text:p text:style-name="P35"><text:span text:style-name="T139">Depending on the complexity of the web application, the other technologies involved are J2EE Connector Architecture; Java Authentication and Authorization Service (JAAS); Java Architecture for XML Binding (JAXB); SOAP with Attachments API (SAAJ); Java API for XML Registries (JAXR); Java Transaction API (JTA), and, etc.</text:span></text:p>
      <text:p text:style-name="P35"><text:span text:style-name="T139">To know more about the Java technologies used in web applications, you may get in touch with the </text:span><text:a xlink:href="https://www.orangemantra.com/services/hire-java-developer/"><text:span text:style-name="T141">expert Java application developers</text:span></text:a><text:span text:style-name="T142"> </text:span><text:span text:style-name="T143">at OrangeMantra. Share your web application requirements here at the leading Java web development company and get the perfect solution within the desired time frame. Timely reporting of the project will take the development work in the right direction.</text:span></text:p>
      <text:p text:style-name="P36"><text:span text:style-name="T144"/></text:p>
      <text:p text:style-name="P37"><text:span text:style-name="T14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